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Heading_20_3">
      <style:text-properties style:language-asian="ja" style:country-asian="JP"/>
    </style:style>
    <style:style style:name="P3" style:family="paragraph" style:parent-style-name="Heading_20_3">
      <style:text-properties fo:font-weight="normal" style:language-asian="ja" style:country-asian="JP" style:font-weight-asian="normal" style:font-weight-complex="normal"/>
    </style:style>
    <style:style style:name="P4" style:family="paragraph" style:parent-style-name="Heading_20_2">
      <style:text-properties style:language-asian="ja" style:country-asian="JP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text-properties style:language-asian="ja" style:country-asian="JP"/>
    </style:style>
    <style:style style:name="P7" style:family="paragraph" style:parent-style-name="Text_20_body">
      <style:text-properties fo:font-weight="bold" style:language-asian="ja" style:country-asian="JP" style:font-weight-asian="bold" style:font-weight-complex="bold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設問ア</text:h>
      <text:h text:style-name="P4" text:outline-level="2">ITサービスの概要</text:h>
      <text:h text:style-name="P2" text:outline-level="3">販売管理サービス</text:h>
      <text:h text:style-name="P2" text:outline-level="3">インターネット販売の比率が向上し主力事業に</text:h>
      <text:p text:style-name="Text_20_body"><text:span text:style-name="T1"/></text:p>
      <text:h text:style-name="Heading_20_2" text:outline-level="2"/>
      <text:h text:style-name="P4" text:outline-level="2">１．２．環境変化の内容</text:h>
      <text:p text:style-name="P1">ユーザー体験の向上を目指して</text:p>
      <text:h text:style-name="P2" text:outline-level="3">アジャイル開発を採用</text:h>
      <text:p text:style-name="Text_20_body"><text:span text:style-name="T1"/></text:p>
      <text:h text:style-name="Heading_20_1" text:outline-level="1"/>
      <text:h text:style-name="P5" text:outline-level="1">設問イ</text:h>
      <text:h text:style-name="P4" text:outline-level="2">２．１．変更プロセスの概要</text:h>
      <text:h text:style-name="P2" text:outline-level="3">RFCの記入からCFBで承認を受けてから、翌日以降に運用チームでの対応が可能となる。</text:h>
      <text:p text:style-name="Text_20_body"/>
      <text:p text:style-name="Text_20_body"/>
      <text:p text:style-name="P7">２．２．変更プロセスに生じた問題点とその理由</text:p>
      <text:p text:style-name="P1">　アジャイル開発で作成されたリリースパッケージの稼働環境へのデプロイメントにおいて、変更プロセスの実施に時間がかかる</text:p>
      <text:p text:style-name="P1">なぜならば、</text:p>
      <text:h text:style-name="Heading_20_3" text:outline-level="3"/>
      <text:h text:style-name="P2" text:outline-level="3">２．３．改善に向けた施策及び改善の期待効果</text:h>
      <text:p text:style-name="P1">プロセスの簡略化によるデプロイメントの高速化</text:p>
      <text:p text:style-name="P1">品質の観点から、自動化された品質保証ゲート</text:p>
      <text:p text:style-name="P1">クロスファンクショナルレビューチームの形成</text:p>
      <text:p text:style-name="P1"/>
      <text:p text:style-name="P1"/>
      <text:p text:style-name="P1"/>
      <text:p text:style-name="Text_20_body"/>
      <text:h text:style-name="P5" text:outline-level="1">設問ウ</text:h>
      <text:h text:style-name="P4" text:outline-level="2">良かった点</text:h>
      <text:h text:style-name="P3" text:outline-level="3">目標を達成できたので評価している</text:h>
      <text:h text:style-name="Heading_20_3" text:outline-level="3"/>
      <text:h text:style-name="P2" text:outline-level="3">悪かった点</text:h>
      <text:p text:style-name="P1">AIの誤った解答を行うことが多くなった。</text:p>
      <text:p text:style-name="P1">最新の情報が更新できていない</text:p>
      <text:h text:style-name="P2" text:outline-level="3">改善点</text:h>
      <text:p text:style-name="P1"/>
      <text:p text:style-name="P1">継続的な学習の更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1.058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4M53S</meta:editing-duration>
    <meta:editing-cycles>13</meta:editing-cycles>
    <meta:generator>OpenOffice/4.1.13$Win32 OpenOffice.org_project/4113m1$Build-9810</meta:generator>
    <dc:date>2024-04-04T21:48:57.07</dc:date>
    <meta:document-statistic meta:table-count="0" meta:image-count="0" meta:object-count="0" meta:page-count="3" meta:paragraph-count="25" meta:word-count="373" meta:character-count="380"/>
    <meta:user-defined meta:name="Info 1"/>
    <meta:user-defined meta:name="Info 2"/>
    <meta:user-defined meta:name="Info 3"/>
    <meta:user-defined meta:name="Info 4"/>
  </office:meta>
</office:document-meta>
</file>